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ckens</text:p>
          </table:table-cell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indexed</text:p>
          </table:table-cell>
          <table:table-cell table:style-name="ce3"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3045" calcext:value-type="float">
            <text:p>793045</text:p>
          </table:table-cell>
          <table:table-cell table:style-name="ce2" office:value-type="float" office:value="42152" calcext:value-type="float">
            <text:p>42152</text:p>
          </table:table-cell>
          <table:table-cell table:style-name="ce4" table:formula="of:=([.B2]-[.C2])/[.B2]" office:value-type="percentage" office:value="0.946847909008947" calcext:value-type="percentage">
            <text:p>94.68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3139" calcext:value-type="float">
            <text:p>793139</text:p>
          </table:table-cell>
          <table:table-cell table:style-name="ce2" office:value-type="float" office:value="47822" calcext:value-type="float">
            <text:p>47822</text:p>
          </table:table-cell>
          <table:table-cell table:style-name="ce4" table:formula="of:=([.B3]-[.C3])/[.B3]" office:value-type="percentage" office:value="0.939705398423227" calcext:value-type="percentage">
            <text:p>93.97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53150" calcext:value-type="float">
            <text:p>753150</text:p>
          </table:table-cell>
          <table:table-cell table:style-name="ce2" office:value-type="float" office:value="57132" calcext:value-type="float">
            <text:p>57132</text:p>
          </table:table-cell>
          <table:table-cell table:style-name="ce4" table:formula="of:=([.B4]-[.C4])/[.B4]" office:value-type="percentage" office:value="0.924142601075483" calcext:value-type="percentage">
            <text:p>92.41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58915" calcext:value-type="float">
            <text:p>758915</text:p>
          </table:table-cell>
          <table:table-cell table:style-name="ce2" office:value-type="float" office:value="68374" calcext:value-type="float">
            <text:p>68374</text:p>
          </table:table-cell>
          <table:table-cell table:style-name="ce4" table:formula="of:=([.B5]-[.C5])/[.B5]" office:value-type="percentage" office:value="0.909905588899943" calcext:value-type="percentage">
            <text:p>90.99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71349" calcext:value-type="float">
            <text:p>771349</text:p>
          </table:table-cell>
          <table:table-cell table:style-name="ce2" office:value-type="float" office:value="42468" calcext:value-type="float">
            <text:p>42468</text:p>
          </table:table-cell>
          <table:table-cell table:style-name="ce4" table:formula="of:=([.B6]-[.C6])/[.B6]" office:value-type="percentage" office:value="0.944943209882945" calcext:value-type="percentage">
            <text:p>94.49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818033" calcext:value-type="float">
            <text:p>818033</text:p>
          </table:table-cell>
          <table:table-cell table:style-name="ce2" office:value-type="float" office:value="49336" calcext:value-type="float">
            <text:p>49336</text:p>
          </table:table-cell>
          <table:table-cell table:style-name="ce4" table:formula="of:=([.B7]-[.C7])/[.B7]" office:value-type="percentage" office:value="0.939689474629997" calcext:value-type="percentage">
            <text:p>93.97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56645" calcext:value-type="float">
            <text:p>756645</text:p>
          </table:table-cell>
          <table:table-cell table:style-name="ce2" office:value-type="float" office:value="47269" calcext:value-type="float">
            <text:p>47269</text:p>
          </table:table-cell>
          <table:table-cell table:style-name="ce4" table:formula="of:=([.B8]-[.C8])/[.B8]" office:value-type="percentage" office:value="0.937528167106107" calcext:value-type="percentage">
            <text:p>93.75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54682" calcext:value-type="float">
            <text:p>754682</text:p>
          </table:table-cell>
          <table:table-cell table:style-name="ce2" office:value-type="float" office:value="62789" calcext:value-type="float">
            <text:p>62789</text:p>
          </table:table-cell>
          <table:table-cell table:style-name="ce4" table:formula="of:=([.B9]-[.C9])/[.B9]" office:value-type="percentage" office:value="0.916800718713312" calcext:value-type="percentage">
            <text:p>91.68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42999" calcext:value-type="float">
            <text:p>742999</text:p>
          </table:table-cell>
          <table:table-cell table:style-name="ce2" office:value-type="float" office:value="38498" calcext:value-type="float">
            <text:p>38498</text:p>
          </table:table-cell>
          <table:table-cell table:style-name="ce4" table:formula="of:=([.B10]-[.C10])/[.B10]" office:value-type="percentage" office:value="0.948185663776129" calcext:value-type="percentage">
            <text:p>94.82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84195" calcext:value-type="float">
            <text:p>784195</text:p>
          </table:table-cell>
          <table:table-cell table:style-name="ce2" office:value-type="float" office:value="45980" calcext:value-type="float">
            <text:p>45980</text:p>
          </table:table-cell>
          <table:table-cell table:style-name="ce4" table:formula="of:=([.B11]-[.C11])/[.B11]" office:value-type="percentage" office:value="0.941366624372764" calcext:value-type="percentage">
            <text:p>94.14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820598" calcext:value-type="float">
            <text:p>820598</text:p>
          </table:table-cell>
          <table:table-cell table:style-name="ce2" office:value-type="float" office:value="53060" calcext:value-type="float">
            <text:p>53060</text:p>
          </table:table-cell>
          <table:table-cell table:style-name="ce4" table:formula="of:=([.B12]-[.C12])/[.B12]" office:value-type="percentage" office:value="0.935339837533116" calcext:value-type="percentage">
            <text:p>93.53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7234" calcext:value-type="float">
            <text:p>797234</text:p>
          </table:table-cell>
          <table:table-cell table:style-name="ce2" office:value-type="float" office:value="52700" calcext:value-type="float">
            <text:p>52700</text:p>
          </table:table-cell>
          <table:table-cell table:style-name="ce4" table:formula="of:=([.B13]-[.C13])/[.B13]" office:value-type="percentage" office:value="0.933896446965383" calcext:value-type="percentage">
            <text:p>93.39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2035" calcext:value-type="float">
            <text:p>792035</text:p>
          </table:table-cell>
          <table:table-cell table:style-name="ce2" office:value-type="float" office:value="55024" calcext:value-type="float">
            <text:p>55024</text:p>
          </table:table-cell>
          <table:table-cell table:style-name="ce4" table:formula="of:=([.B14]-[.C14])/[.B14]" office:value-type="percentage" office:value="0.930528322612006" calcext:value-type="percentage">
            <text:p>93.05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834539" calcext:value-type="float">
            <text:p>834539</text:p>
          </table:table-cell>
          <table:table-cell table:style-name="ce2" office:value-type="float" office:value="53594" calcext:value-type="float">
            <text:p>53594</text:p>
          </table:table-cell>
          <table:table-cell table:style-name="ce4" table:formula="of:=([.B15]-[.C15])/[.B15]" office:value-type="percentage" office:value="0.935780113332031" calcext:value-type="percentage">
            <text:p>93.58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1933" calcext:value-type="float">
            <text:p>791933</text:p>
          </table:table-cell>
          <table:table-cell table:style-name="ce2" office:value-type="float" office:value="54922" calcext:value-type="float">
            <text:p>54922</text:p>
          </table:table-cell>
          <table:table-cell table:style-name="ce4" table:formula="of:=([.B16]-[.C16])/[.B16]" office:value-type="percentage" office:value="0.93064817351973" calcext:value-type="percentage">
            <text:p>93.06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61717" calcext:value-type="float">
            <text:p>761717</text:p>
          </table:table-cell>
          <table:table-cell table:style-name="ce2" office:value-type="float" office:value="51674" calcext:value-type="float">
            <text:p>51674</text:p>
          </table:table-cell>
          <table:table-cell table:style-name="ce4" table:formula="of:=([.B17]-[.C17])/[.B17]" office:value-type="percentage" office:value="0.932161156965119" calcext:value-type="percentage">
            <text:p>93.22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83469" calcext:value-type="float">
            <text:p>783469</text:p>
          </table:table-cell>
          <table:table-cell table:style-name="ce2" office:value-type="float" office:value="48239" calcext:value-type="float">
            <text:p>48239</text:p>
          </table:table-cell>
          <table:table-cell table:style-name="ce4" table:formula="of:=([.B18]-[.C18])/[.B18]" office:value-type="percentage" office:value="0.938428961452208" calcext:value-type="percentage">
            <text:p>93.84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828824" calcext:value-type="float">
            <text:p>828824</text:p>
          </table:table-cell>
          <table:table-cell table:style-name="ce2" office:value-type="float" office:value="54425" calcext:value-type="float">
            <text:p>54425</text:p>
          </table:table-cell>
          <table:table-cell table:style-name="ce4" table:formula="of:=([.B19]-[.C19])/[.B19]" office:value-type="percentage" office:value="0.934334671775914" calcext:value-type="percentage">
            <text:p>93.43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96836" calcext:value-type="float">
            <text:p>796836</text:p>
          </table:table-cell>
          <table:table-cell table:style-name="ce2" office:value-type="float" office:value="52972" calcext:value-type="float">
            <text:p>52972</text:p>
          </table:table-cell>
          <table:table-cell table:style-name="ce4" table:formula="of:=([.B20]-[.C20])/[.B20]" office:value-type="percentage" office:value="0.933522079825711" calcext:value-type="percentage">
            <text:p>93.35%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float" office:value="783627" calcext:value-type="float">
            <text:p>783627</text:p>
          </table:table-cell>
          <table:table-cell table:style-name="ce2" office:value-type="float" office:value="50761" calcext:value-type="float">
            <text:p>50761</text:p>
          </table:table-cell>
          <table:table-cell table:style-name="ce4" table:formula="of:=([.B21]-[.C21])/[.B21]" office:value-type="percentage" office:value="0.935223007885129" calcext:value-type="percentage">
            <text:p>93.52%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formula="of:=AVERAGE([.D2:.D21])" office:value-type="percentage" office:value="0.93444890638776" calcext:value-type="percentage">
            <text:p>93.44%</text:p>
          </table:table-cell>
          <table:table-cell table:number-columns-repeated="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indexed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 table:style-name="ce2"/>
          <table:table-cell table:style-name="ce2" office:value-type="float" office:value="23032" calcext:value-type="float">
            <text:p>23032</text:p>
          </table:table-cell>
          <table:table-cell table:style-name="ce2" office:value-type="float" office:value="4900" calcext:value-type="float">
            <text:p>4900</text:p>
          </table:table-cell>
          <table:table-cell table:style-name="ce4" table:formula="of:=([.B2]-[.C2])/[.B2]" office:value-type="percentage" office:value="0.787252518235498" calcext:value-type="percentage">
            <text:p>78.73%</text:p>
          </table:table-cell>
        </table:table-row>
        <table:table-row table:style-name="ro1">
          <table:table-cell table:style-name="ce2"/>
          <table:table-cell table:style-name="ce2" office:value-type="float" office:value="23067" calcext:value-type="float">
            <text:p>23067</text:p>
          </table:table-cell>
          <table:table-cell table:style-name="ce2" office:value-type="float" office:value="6934" calcext:value-type="float">
            <text:p>6934</text:p>
          </table:table-cell>
          <table:table-cell table:style-name="ce4" table:formula="of:=([.B3]-[.C3])/[.B3]" office:value-type="percentage" office:value="0.699397407551914" calcext:value-type="percentage">
            <text:p>69.94%</text:p>
          </table:table-cell>
        </table:table-row>
        <table:table-row table:style-name="ro1">
          <table:table-cell table:style-name="ce2"/>
          <table:table-cell table:style-name="ce2" office:value-type="float" office:value="23011" calcext:value-type="float">
            <text:p>23011</text:p>
          </table:table-cell>
          <table:table-cell table:style-name="ce2" office:value-type="float" office:value="4809" calcext:value-type="float">
            <text:p>4809</text:p>
          </table:table-cell>
          <table:table-cell table:style-name="ce4" table:formula="of:=([.B4]-[.C4])/[.B4]" office:value-type="percentage" office:value="0.791012993785581" calcext:value-type="percentage">
            <text:p>79.10%</text:p>
          </table:table-cell>
        </table:table-row>
        <table:table-row table:style-name="ro1">
          <table:table-cell table:style-name="ce2"/>
          <table:table-cell table:style-name="ce2" office:value-type="float" office:value="23065" calcext:value-type="float">
            <text:p>23065</text:p>
          </table:table-cell>
          <table:table-cell table:style-name="ce2" office:value-type="float" office:value="4831" calcext:value-type="float">
            <text:p>4831</text:p>
          </table:table-cell>
          <table:table-cell table:style-name="ce4" table:formula="of:=([.B5]-[.C5])/[.B5]" office:value-type="percentage" office:value="0.790548450032517" calcext:value-type="percentage">
            <text:p>79.05%</text:p>
          </table:table-cell>
        </table:table-row>
        <table:table-row table:style-name="ro1">
          <table:table-cell table:style-name="ce2"/>
          <table:table-cell table:style-name="ce2" office:value-type="float" office:value="23022" calcext:value-type="float">
            <text:p>23022</text:p>
          </table:table-cell>
          <table:table-cell table:style-name="ce2" office:value-type="float" office:value="6889" calcext:value-type="float">
            <text:p>6889</text:p>
          </table:table-cell>
          <table:table-cell table:style-name="ce4" table:formula="of:=([.B6]-[.C6])/[.B6]" office:value-type="percentage" office:value="0.700764486143689" calcext:value-type="percentage">
            <text:p>70.08%</text:p>
          </table:table-cell>
        </table:table-row>
        <table:table-row table:style-name="ro1">
          <table:table-cell table:style-name="ce2"/>
          <table:table-cell table:style-name="ce2" office:value-type="float" office:value="23041" calcext:value-type="float">
            <text:p>23041</text:p>
          </table:table-cell>
          <table:table-cell table:style-name="ce2" office:value-type="float" office:value="6908" calcext:value-type="float">
            <text:p>6908</text:p>
          </table:table-cell>
          <table:table-cell table:style-name="ce4" table:formula="of:=([.B7]-[.C7])/[.B7]" office:value-type="percentage" office:value="0.700186623844451" calcext:value-type="percentage">
            <text:p>70.02%</text:p>
          </table:table-cell>
        </table:table-row>
        <table:table-row table:style-name="ro1">
          <table:table-cell table:style-name="ce2"/>
          <table:table-cell table:style-name="ce2" office:value-type="float" office:value="23043" calcext:value-type="float">
            <text:p>23043</text:p>
          </table:table-cell>
          <table:table-cell table:style-name="ce2" office:value-type="float" office:value="6910" calcext:value-type="float">
            <text:p>6910</text:p>
          </table:table-cell>
          <table:table-cell table:style-name="ce4" table:formula="of:=([.B8]-[.C8])/[.B8]" office:value-type="percentage" office:value="0.70012585166862" calcext:value-type="percentage">
            <text:p>70.01%</text:p>
          </table:table-cell>
        </table:table-row>
        <table:table-row table:style-name="ro1">
          <table:table-cell table:style-name="ce2"/>
          <table:table-cell table:style-name="ce2" office:value-type="float" office:value="22988" calcext:value-type="float">
            <text:p>22988</text:p>
          </table:table-cell>
          <table:table-cell table:style-name="ce2" office:value-type="float" office:value="4831" calcext:value-type="float">
            <text:p>4831</text:p>
          </table:table-cell>
          <table:table-cell table:style-name="ce4" table:formula="of:=([.B9]-[.C9])/[.B9]" office:value-type="percentage" office:value="0.789846876631286" calcext:value-type="percentage">
            <text:p>78.98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AVERAGE([.D2:.D9])" office:value-type="percentage" office:value="0.744891900986694" calcext:value-type="percentage">
            <text:p>74.49%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DNA</text:p>
          </table:table-cell>
          <table:table-cell table:style-name="ce1" office:value-type="string" calcext:value-type="string">
            <text:p>naïve</text:p>
          </table:table-cell>
          <table:table-cell table:style-name="ce1" office:value-type="string" calcext:value-type="string">
            <text:p>indexed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 table:style-name="ce2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91" calcext:value-type="float">
            <text:p>91</text:p>
          </table:table-cell>
          <table:table-cell table:style-name="ce6" table:formula="of:=([.B2]-[.C2])/[.B2]" office:value-type="percentage" office:value="0.515957446808511" calcext:value-type="percentage">
            <text:p>51.60%</text:p>
          </table:table-cell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4" calcext:value-type="float">
            <text:p>44</text:p>
          </table:table-cell>
          <table:table-cell table:style-name="ce6" table:formula="of:=([.B3]-[.C3])/[.B3]" office:value-type="percentage" office:value="0.690140845070423" calcext:value-type="percentage">
            <text:p>69.01%</text:p>
          </table:table-cell>
        </table:table-row>
        <table:table-row table:style-name="ro1">
          <table:table-cell table:style-name="ce2"/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3" calcext:value-type="float">
            <text:p>83</text:p>
          </table:table-cell>
          <table:table-cell table:style-name="ce6" table:formula="of:=([.B4]-[.C4])/[.B4]" office:value-type="percentage" office:value="0.380597014925373" calcext:value-type="percentage">
            <text:p>38.06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AVERAGE([.D2:.D4])" office:value-type="percentage" office:value="0.528898435601435" calcext:value-type="percentage">
            <text:p>52.89%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26:58.573921622</meta:creation-date>
    <dc:date>2016-10-11T16:23:09.498920729</dc:date>
    <meta:editing-duration>PT1H56M</meta:editing-duration>
    <meta:editing-cycles>3</meta:editing-cycles>
    <meta:generator>LibreOffice/4.2.8.2$Linux_X86_64 LibreOffice_project/420m0$Build-2</meta:generator>
    <meta:document-statistic meta:table-count="3" meta:cell-count="108" meta:object-count="0"/>
  </office:meta>
</office:document-meta>
</file>